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NPC1-transition-table" style:family="table">
      <style:table-properties style:width="27.675cm" fo:break-before="page" table:align="left" fo:keep-with-next="always"/>
    </style:style>
    <style:style style:name="NPC1-transition-table.A" style:family="table-column">
      <style:table-column-properties style:column-width="0.923cm"/>
    </style:style>
    <style:style style:name="NPC1-transition-table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NPC1-transition-table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NPC1-transition-table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NPC1-transition-table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8pt" fo:font-weight="bold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8pt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size="8pt" fo:font-style="italic" style:text-underline-style="non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Standard" style:list-style-name="L1">
      <style:text-properties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fo:font-weight="bold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8pt" fo:font-style="italic" style:text-underline-style="non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8pt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PC1-transition-table" table:style-name="NPC1-transition-table">
        <table:table-column table:style-name="NPC1-transition-table.A" table:number-columns-repeated="30"/>
        <table:table-header-rows>
          <table:table-row>
            <table:table-cell table:style-name="NPC1-transition-table.A1" office:value-type="string">
              <text:p text:style-name="P6">State\</text:p>
              <text:p text:style-name="P6">Key</text:p>
            </table:table-cell>
            <table:table-cell table:style-name="NPC1-transition-table.A1" office:value-type="string">
              <text:p text:style-name="P1">I</text:p>
            </table:table-cell>
            <table:table-cell table:style-name="NPC1-transition-table.A1" office:value-type="string">
              <text:p text:style-name="P1">F</text:p>
            </table:table-cell>
            <table:table-cell table:style-name="NPC1-transition-table.A1" office:value-type="string">
              <text:p text:style-name="P1">B</text:p>
            </table:table-cell>
            <table:table-cell table:style-name="NPC1-transition-table.A1" office:value-type="string">
              <text:p text:style-name="P1">Sr</text:p>
            </table:table-cell>
            <table:table-cell table:style-name="NPC1-transition-table.A1" office:value-type="string">
              <text:p text:style-name="P1">Sl</text:p>
            </table:table-cell>
            <table:table-cell table:style-name="NPC1-transition-table.A1" office:value-type="string">
              <text:p text:style-name="P1">Rr</text:p>
            </table:table-cell>
            <table:table-cell table:style-name="NPC1-transition-table.A1" office:value-type="string">
              <text:p text:style-name="P1">Rl</text:p>
            </table:table-cell>
            <table:table-cell table:style-name="NPC1-transition-table.A1" office:value-type="string">
              <text:p text:style-name="P1">J</text:p>
            </table:table-cell>
            <table:table-cell table:style-name="NPC1-transition-table.A1" office:value-type="string">
              <text:p text:style-name="P1">F-Rr</text:p>
            </table:table-cell>
            <table:table-cell table:style-name="NPC1-transition-table.A1" office:value-type="string">
              <text:p text:style-name="P1">F-Rl</text:p>
            </table:table-cell>
            <table:table-cell table:style-name="NPC1-transition-table.A1" office:value-type="string">
              <text:p text:style-name="P1">F-J</text:p>
            </table:table-cell>
            <table:table-cell table:style-name="NPC1-transition-table.A1" office:value-type="string">
              <text:p text:style-name="P1">B-Rr</text:p>
            </table:table-cell>
            <table:table-cell table:style-name="NPC1-transition-table.A1" office:value-type="string">
              <text:p text:style-name="P1">B-Rl</text:p>
            </table:table-cell>
            <table:table-cell table:style-name="NPC1-transition-table.A1" office:value-type="string">
              <text:p text:style-name="P1">Sr-Rr</text:p>
            </table:table-cell>
            <table:table-cell table:style-name="NPC1-transition-table.A1" office:value-type="string">
              <text:p text:style-name="P1">Sr-Rl</text:p>
            </table:table-cell>
            <table:table-cell table:style-name="NPC1-transition-table.A1" office:value-type="string">
              <text:p text:style-name="P1">Sl-Rr</text:p>
            </table:table-cell>
            <table:table-cell table:style-name="NPC1-transition-table.A1" office:value-type="string">
              <text:p text:style-name="P1">Sl-Rl</text:p>
            </table:table-cell>
            <table:table-cell table:style-name="NPC1-transition-table.A1" office:value-type="string">
              <text:p text:style-name="P1">F-Q</text:p>
            </table:table-cell>
            <table:table-cell table:style-name="NPC1-transition-table.A1" office:value-type="string">
              <text:p text:style-name="P1">Sr-Q</text:p>
            </table:table-cell>
            <table:table-cell table:style-name="NPC1-transition-table.A1" office:value-type="string">
              <text:p text:style-name="P1">Sl-Q</text:p>
            </table:table-cell>
            <table:table-cell table:style-name="NPC1-transition-table.A1" office:value-type="string">
              <text:p text:style-name="P1">Rr-Q</text:p>
            </table:table-cell>
            <table:table-cell table:style-name="NPC1-transition-table.A1" office:value-type="string">
              <text:p text:style-name="P1">Rl-Q</text:p>
            </table:table-cell>
            <table:table-cell table:style-name="NPC1-transition-table.A1" office:value-type="string">
              <text:p text:style-name="P1">F-Rr-Q</text:p>
            </table:table-cell>
            <table:table-cell table:style-name="NPC1-transition-table.A1" office:value-type="string">
              <text:p text:style-name="P1">F-Rl-Q</text:p>
            </table:table-cell>
            <table:table-cell table:style-name="NPC1-transition-table.A1" office:value-type="string">
              <text:p text:style-name="P1">F-J-Q</text:p>
            </table:table-cell>
            <table:table-cell table:style-name="NPC1-transition-table.A1" office:value-type="string">
              <text:p text:style-name="P1">Sr-Rr-Q</text:p>
            </table:table-cell>
            <table:table-cell table:style-name="NPC1-transition-table.A1" office:value-type="string">
              <text:p text:style-name="P1">Sr-Rl-Q</text:p>
            </table:table-cell>
            <table:table-cell table:style-name="NPC1-transition-table.A1" office:value-type="string">
              <text:p text:style-name="P1">Sl-Rr-Q</text:p>
            </table:table-cell>
            <table:table-cell table:style-name="NPC1-transition-table.d1" office:value-type="string">
              <text:p text:style-name="P1">Sl-Rl-Q</text:p>
            </table:table-cell>
          </table:table-row>
        </table:table-header-rows>
        <table:table-row>
          <table:table-cell table:style-name="NPC1-transition-table.A2" office:value-type="string">
            <text:p text:style-name="P3">f</text:p>
          </table:table-cell>
          <table:table-cell table:style-name="NPC1-transition-table.A2" office:value-type="string">
            <text:p text:style-name="P4">F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r</text:p>
          </table:table-cell>
          <table:table-cell table:style-name="NPC1-transition-table.A2" office:value-type="string">
            <text:p text:style-name="P4">F-Rl</text:p>
          </table:table-cell>
          <table:table-cell table:style-name="NPC1-transition-table.A2" office:value-type="string">
            <text:p text:style-name="P5">F-J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d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f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Rr</text:p>
          </table:table-cell>
          <table:table-cell table:style-name="NPC1-transition-table.A2" office:value-type="string">
            <text:p text:style-name="P5">Rl</text:p>
          </table:table-cell>
          <table:table-cell table:style-name="NPC1-transition-table.A2" office:value-type="string">
            <text:p text:style-name="P5">J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4">J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f-q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r-Q</text:p>
          </table:table-cell>
          <table:table-cell table:style-name="NPC1-transition-table.A2" office:value-type="string">
            <text:p text:style-name="P4">F-Rl-Q</text:p>
          </table:table-cell>
          <table:table-cell table:style-name="NPC1-transition-table.A2" office:value-type="string">
            <text:p text:style-name="P5">F-J-Q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5">F-J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Rr-Q</text:p>
          </table:table-cell>
          <table:table-cell table:style-name="NPC1-transition-table.A2" office:value-type="string">
            <text:p text:style-name="P4">F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b</text:p>
          </table:table-cell>
          <table:table-cell table:style-name="NPC1-transition-table.A2" office:value-type="string">
            <text:p text:style-name="P4">B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B-Rr</text:p>
          </table:table-cell>
          <table:table-cell table:style-name="NPC1-transition-table.A2" office:value-type="string">
            <text:p text:style-name="P4">B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d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b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Rr</text:p>
          </table:table-cell>
          <table:table-cell table:style-name="NPC1-transition-table.A2" office:value-type="string">
            <text:p text:style-name="P5">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d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b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d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sr</text:p>
          </table:table-cell>
          <table:table-cell table:style-name="NPC1-transition-table.A2" office:value-type="string">
            <text:p text:style-name="P4">Sr</text:p>
          </table:table-cell>
          <table:table-cell table:style-name="NPC1-transition-table.A2" office:value-type="string">
            <text:p text:style-name="P4">F-Sr</text:p>
          </table:table-cell>
          <table:table-cell table:style-name="NPC1-transition-table.A2" office:value-type="string">
            <text:p text:style-name="P4">B-Sr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Rr</text:p>
          </table:table-cell>
          <table:table-cell table:style-name="NPC1-transition-table.A2" office:value-type="string">
            <text:p text:style-name="P4">Sr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Sr-Rr-Q</text:p>
          </table:table-cell>
          <table:table-cell table:style-name="NPC1-transition-table.A2" office:value-type="string">
            <text:p text:style-name="P5">Sr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d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sr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Rr</text:p>
          </table:table-cell>
          <table:table-cell table:style-name="NPC1-transition-table.A2" office:value-type="string">
            <text:p text:style-name="P4">Rl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sr-q</text:p>
          </table:table-cell>
          <table:table-cell table:style-name="NPC1-transition-table.A2" office:value-type="string">
            <text:p text:style-name="P4">S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sl</text:p>
          </table:table-cell>
          <table:table-cell table:style-name="NPC1-transition-table.A2" office:value-type="string">
            <text:p text:style-name="P4">Sl</text:p>
          </table:table-cell>
          <table:table-cell table:style-name="NPC1-transition-table.A2" office:value-type="string">
            <text:p text:style-name="P4">F-Sl</text:p>
          </table:table-cell>
          <table:table-cell table:style-name="NPC1-transition-table.A2" office:value-type="string">
            <text:p text:style-name="P4">B-Sl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-Rr</text:p>
          </table:table-cell>
          <table:table-cell table:style-name="NPC1-transition-table.A2" office:value-type="string">
            <text:p text:style-name="P4">Sl-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d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sl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Rr</text:p>
          </table:table-cell>
          <table:table-cell table:style-name="NPC1-transition-table.A2" office:value-type="string">
            <text:p text:style-name="P5">R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I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d2" office:value-type="string">
            <text:p text:style-name="P4">Rl-Q</text:p>
          </table:table-cell>
        </table:table-row>
        <table:table-row>
          <table:table-cell table:style-name="NPC1-transition-table.A2" office:value-type="string">
            <text:p text:style-name="P3">sl-q</text:p>
          </table:table-cell>
          <table:table-cell table:style-name="NPC1-transition-table.A2" office:value-type="string">
            <text:p text:style-name="P4">S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-Q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Sl-Rr-Q</text:p>
          </table:table-cell>
          <table:table-cell table:style-name="NPC1-transition-table.A2" office:value-type="string">
            <text:p text:style-name="P5">Sl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rr</text:p>
          </table:table-cell>
          <table:table-cell table:style-name="NPC1-transition-table.A2" office:value-type="string">
            <text:p text:style-name="P4">Rr</text:p>
          </table:table-cell>
          <table:table-cell table:style-name="NPC1-transition-table.A2" office:value-type="string">
            <text:p text:style-name="P4">F-Rr</text:p>
          </table:table-cell>
          <table:table-cell table:style-name="NPC1-transition-table.A2" office:value-type="string">
            <text:p text:style-name="P4">B-Rr</text:p>
          </table:table-cell>
          <table:table-cell table:style-name="NPC1-transition-table.A2" office:value-type="string">
            <text:p text:style-name="P4">Sr-Rr</text:p>
          </table:table-cell>
          <table:table-cell table:style-name="NPC1-transition-table.A2" office:value-type="string">
            <text:p text:style-name="P4">Sl-Rr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5">Sr-Rr-Q</text:p>
          </table:table-cell>
          <table:table-cell table:style-name="NPC1-transition-table.A2" office:value-type="string">
            <text:p text:style-name="P5">Sl-Rr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d2" office:value-type="string">
            <text:p text:style-name="P5">-</text:p>
          </table:table-cell>
        </table:table-row>
        <table:table-row>
          <table:table-cell table:style-name="NPC1-transition-table.A2" office:value-type="string">
            <text:p text:style-name="P3">rr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B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-Q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rr-q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F-Rr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rl</text:p>
          </table:table-cell>
          <table:table-cell table:style-name="NPC1-transition-table.A2" office:value-type="string">
            <text:p text:style-name="P4">Rl</text:p>
          </table:table-cell>
          <table:table-cell table:style-name="NPC1-transition-table.A2" office:value-type="string">
            <text:p text:style-name="P4">F-Rl</text:p>
          </table:table-cell>
          <table:table-cell table:style-name="NPC1-transition-table.A2" office:value-type="string">
            <text:p text:style-name="P5">B-Rl</text:p>
          </table:table-cell>
          <table:table-cell table:style-name="NPC1-transition-table.A2" office:value-type="string">
            <text:p text:style-name="P4">Sr-Rl</text:p>
          </table:table-cell>
          <table:table-cell table:style-name="NPC1-transition-table.A2" office:value-type="string">
            <text:p text:style-name="P4">Sl-Rl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rl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B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I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Sl-Q</text:p>
          </table:table-cell>
        </table:table-row>
        <table:table-row>
          <table:table-cell table:style-name="NPC1-transition-table.A2" office:value-type="string">
            <text:p text:style-name="P3">rl-q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4">F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j</text:p>
          </table:table-cell>
          <table:table-cell table:style-name="NPC1-transition-table.A2" office:value-type="string">
            <text:p text:style-name="P4">J</text:p>
          </table:table-cell>
          <table:table-cell table:style-name="NPC1-transition-table.A2" office:value-type="string">
            <text:p text:style-name="P4">F-J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F-J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j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I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j-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J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J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q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F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Q</text:p>
          </table:table-cell>
          <table:table-cell table:style-name="NPC1-transition-table.A2" office:value-type="string">
            <text:p text:style-name="P4">Sl-Q</text:p>
          </table:table-cell>
          <table:table-cell table:style-name="NPC1-transition-table.A2" office:value-type="string">
            <text:p text:style-name="P4">Rr-Q</text:p>
          </table:table-cell>
          <table:table-cell table:style-name="NPC1-transition-table.A2" office:value-type="string">
            <text:p text:style-name="P4">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F-Rr-Q</text:p>
          </table:table-cell>
          <table:table-cell table:style-name="NPC1-transition-table.A2" office:value-type="string">
            <text:p text:style-name="P5">F-Rl-Q</text:p>
          </table:table-cell>
          <table:table-cell table:style-name="NPC1-transition-table.A2" office:value-type="string">
            <text:p text:style-name="P5">F-J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Sr-Rr-Q</text:p>
          </table:table-cell>
          <table:table-cell table:style-name="NPC1-transition-table.A2" office:value-type="string">
            <text:p text:style-name="P4">Sr-Rl-Q</text:p>
          </table:table-cell>
          <table:table-cell table:style-name="NPC1-transition-table.A2" office:value-type="string">
            <text:p text:style-name="P4">Sl-Rr-Q</text:p>
          </table:table-cell>
          <table:table-cell table:style-name="NPC1-transition-table.A2" office:value-type="string">
            <text:p text:style-name="P4">Sl-Rl-Q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d2" office:value-type="string">
            <text:p text:style-name="P4">-</text:p>
          </table:table-cell>
        </table:table-row>
        <table:table-row>
          <table:table-cell table:style-name="NPC1-transition-table.A2" office:value-type="string">
            <text:p text:style-name="P3">q-up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5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4">-</text:p>
          </table:table-cell>
          <table:table-cell table:style-name="NPC1-transition-table.A2" office:value-type="string">
            <text:p text:style-name="P5">F</text:p>
          </table:table-cell>
          <table:table-cell table:style-name="NPC1-transition-table.A2" office:value-type="string">
            <text:p text:style-name="P4">Sr</text:p>
          </table:table-cell>
          <table:table-cell table:style-name="NPC1-transition-table.A2" office:value-type="string">
            <text:p text:style-name="P4">Sl</text:p>
          </table:table-cell>
          <table:table-cell table:style-name="NPC1-transition-table.A2" office:value-type="string">
            <text:p text:style-name="P4">Rr</text:p>
          </table:table-cell>
          <table:table-cell table:style-name="NPC1-transition-table.A2" office:value-type="string">
            <text:p text:style-name="P4">Rl</text:p>
          </table:table-cell>
          <table:table-cell table:style-name="NPC1-transition-table.A2" office:value-type="string">
            <text:p text:style-name="P4">F-Rr</text:p>
          </table:table-cell>
          <table:table-cell table:style-name="NPC1-transition-table.A2" office:value-type="string">
            <text:p text:style-name="P4">F-Rl</text:p>
          </table:table-cell>
          <table:table-cell table:style-name="NPC1-transition-table.A2" office:value-type="string">
            <text:p text:style-name="P4">F-J</text:p>
          </table:table-cell>
          <table:table-cell table:style-name="NPC1-transition-table.A2" office:value-type="string">
            <text:p text:style-name="P4">Sr-Rr</text:p>
          </table:table-cell>
          <table:table-cell table:style-name="NPC1-transition-table.A2" office:value-type="string">
            <text:p text:style-name="P4">Sr-Rl</text:p>
          </table:table-cell>
          <table:table-cell table:style-name="NPC1-transition-table.A2" office:value-type="string">
            <text:p text:style-name="P4">Sl-Rr</text:p>
          </table:table-cell>
          <table:table-cell table:style-name="NPC1-transition-table.d2" office:value-type="string">
            <text:p text:style-name="P4">Sr-Rl</text:p>
          </table:table-cell>
        </table:table-row>
      </table:table>
      <text:p text:style-name="Table">Table <text:sequence text:ref-name="refTable0" text:name="Table" text:formula="ooow:Table+1" style:num-format="1">1</text:sequence>: Character + Activity transitions</text:p>
      <text:p text:style-name="Standard"/>
      <text:p text:style-name="P2"><text:span text:style-name="T1">Note:</text:span> </text:p>
      <text:list xml:id="list7883449151" text:style-name="L1">
        <text:list-item>
          <text:p text:style-name="P7"><text:soft-page-break/>Only “normal” states are n column, “quick” states (e.g. *-Q) are not reported. Q is a state modifier.</text:p>
        </text:list-item>
        <text:list-item>
          <text:p text:style-name="P7">“-” = “do nothing”</text:p>
        </text:list-item>
        <text:list-item>
          <text:p text:style-name="P7">lower case: keys (input)</text:p>
        </text:list-item>
        <text:list-item>
          <text:p text:style-name="P7">upper case: states </text:p>
        </text:list-item>
        <text:list-item>
          <text:p text:style-name="P7">Each state corresponds to the actual pressed keys (e.g. FBL means that f, b and l keys are pressed). I (idle) represents both no key pressed o more than allowed keys pressed.</text:p>
        </text:list-item>
        <text:list-item>
          <text:p text:style-name="P7">The order of keys is F-B-Sr-Sl-Rr-Rl-J.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09:13:36</meta:creation-date>
    <dc:date>2013-01-06T19:02:23</dc:date>
    <meta:editing-duration>PT20H39M49S</meta:editing-duration>
    <meta:editing-cycles>220</meta:editing-cycles>
    <meta:generator>LibreOffice/3.5$Linux_X86_64 LibreOffice_project/350m1$Build-2</meta:generator>
    <meta:document-statistic meta:table-count="1" meta:image-count="0" meta:object-count="0" meta:page-count="2" meta:paragraph-count="729" meta:word-count="801" meta:character-count="1816" meta:non-whitespace-character-count="1748"/>
  </office:meta>
</office:document-meta>
</file>